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1.05cm" fo:min-width="0.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81cm" svg:stroke-color="#780373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127622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b47804" draw:marker-end="Arrow" draw:fill="solid" draw:textarea-vertical-align="middle"/>
    </style:style>
    <style:style style:name="gr6" style:family="graphic" style:parent-style-name="objectwithoutfill">
      <style:graphic-properties svg:stroke-color="#355269" draw:marker-end="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dash" draw:stroke-dash="Long_20_Dot" svg:stroke-color="#000000" draw:fill="none" draw:fill-color="#ffffff" fo:min-height="0.492cm"/>
      <style:paragraph-properties style:writing-mode="lr-tb"/>
    </style:style>
    <style:style style:name="gr9" style:family="graphic" style:parent-style-name="standard">
      <style:graphic-properties draw:stroke="solid" svg:stroke-width="0.081cm" svg:stroke-color="#e8a202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color="#780373" draw:marker-end="Arrow" draw:fill="solid" draw:textarea-vertical-align="middle"/>
    </style:style>
    <style:style style:name="gr11" style:family="graphic" style:parent-style-name="standard">
      <style:graphic-properties draw:stroke="dash" draw:stroke-dash="Double_20_Dot" svg:stroke-width="0.081cm" svg:stroke-color="#acb20c" draw:marker-start-width="0.321cm" draw:marker-end-width="0.321cm" draw:fill="none" draw:textarea-horizontal-align="justify" draw:textarea-vertical-align="middle" draw:auto-grow-height="false" fo:min-height="2.37cm" fo:min-width="10.62cm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706e0c"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706e0c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06e0c" fo:font-size="10pt" style:font-size-asian="10pt" style:font-size-complex="10pt"/>
    </style:style>
    <style:style style:name="T2" style:family="text">
      <style:text-properties fo:color="#808080" fo:font-size="8pt" style:font-size-asian="16pt" style:font-size-complex="16pt"/>
    </style:style>
    <style:style style:name="T3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4" style:family="text">
      <style:text-properties fo:color="#706e0c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0.4cm" svg:y="0.85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.7cm" svg:y="0.85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0.4cm" svg:y="3.3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.7cm" svg:y="3.35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0.4cm" svg:y="5.6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.7cm" svg:y="5.65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5.4cm" svg:y="1.8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8cm" svg:y="1.85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4.1cm" svg:y="1.85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6.7cm" svg:y="1.85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7.5cm" svg:y="4.4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1.4cm" svg:y="4.45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6.2cm" svg:y="4.45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8.8cm" svg:y="4.45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4.9cm" svg:y="4.4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0.1cm" svg:y="4.455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cm" svg:y1="1.555cm" svg:x2="4.1cm" svg:y2="2.555cm">
          <text:p/>
        </draw:line>
        <draw:line draw:style-name="gr5" draw:text-style-name="P3" draw:layer="layout" svg:x1="3cm" svg:y1="4.155cm" svg:x2="4.1cm" svg:y2="2.555cm">
          <text:p/>
        </draw:line>
        <draw:line draw:style-name="gr6" draw:text-style-name="P3" draw:layer="layout" svg:x1="3cm" svg:y1="6.355cm" svg:x2="4.9cm" svg:y2="5.155cm">
          <text:p/>
        </draw:line>
        <draw:line draw:style-name="gr6" draw:text-style-name="P3" draw:layer="layout" svg:x1="4.5cm" svg:y1="3.155cm" svg:x2="4.9cm" svg:y2="5.155cm">
          <text:p/>
        </draw:line>
        <draw:frame draw:style-name="gr7" draw:text-style-name="P4" draw:layer="layout" svg:width="3.2cm" svg:height="0.645cm" svg:x="6.5cm" svg:y="1.155cm">
          <draw:text-box>
            <text:p><text:span text:style-name="T1">acumulador</text:span></text:p>
          </draw:text-box>
        </draw:frame>
        <draw:frame draw:style-name="gr7" draw:text-style-name="P4" draw:layer="layout" svg:width="3.2cm" svg:height="0.645cm" svg:x="9.6cm" svg:y="3.755cm">
          <draw:text-box>
            <text:p><text:span text:style-name="T1">acumulador</text:span></text:p>
          </draw:text-box>
        </draw:frame>
        <draw:frame draw:style-name="gr8" draw:text-style-name="P6" draw:layer="layout" svg:width="2.2cm" svg:height="0.887cm" svg:x="13.7cm" svg:y="1.1cm">
          <draw:text-box>
            <text:p text:style-name="P5"><text:span text:style-name="T2">Equipo Rojo</text:span></text:p>
            <text:p text:style-name="P5"><text:span text:style-name="T3">Algorítmica</text:span></text:p>
          </draw:text-box>
        </draw:frame>
        <draw:custom-shape draw:style-name="gr9" draw:text-style-name="P2" draw:layer="layout" svg:width="1.3cm" svg:height="1.3cm" svg:x="0.4cm" svg:y="7.7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cm" svg:height="1.3cm" svg:x="1.7cm" svg:y="7.75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9.3cm" svg:y="6.9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3.2cm" svg:y="6.95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8cm" svg:y="6.95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6cm" svg:y="6.95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6.7cm" svg:y="6.9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1.9cm" svg:y="6.95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cm" svg:height="1.3cm" svg:x="5.4cm" svg:y="6.9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cm" svg:height="1.3cm" svg:x="14.5cm" svg:y="6.955cm">
          <text:p text:style-name="P1">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0.645cm" svg:x="12.6cm" svg:y="6.255cm">
          <draw:text-box>
            <text:p><text:span text:style-name="T1">acumulador</text:span></text:p>
          </draw:text-box>
        </draw:frame>
        <draw:line draw:style-name="gr10" draw:text-style-name="P3" draw:layer="layout" svg:x1="5.2cm" svg:y1="5.755cm" svg:x2="5.4cm" svg:y2="7.755cm">
          <text:p/>
        </draw:line>
        <draw:line draw:style-name="gr10" draw:text-style-name="P3" draw:layer="layout" svg:x1="3cm" svg:y1="8.355cm" svg:x2="5.435cm" svg:y2="7.755cm">
          <text:p/>
        </draw:line>
        <draw:custom-shape draw:style-name="gr11" draw:text-style-name="P7" draw:layer="layout" svg:width="11.2cm" svg:height="2.7cm" svg:x="4.9cm" svg:y="6.15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2cm" svg:height="0.645cm" svg:x="12.4cm" svg:y="9.055cm">
          <draw:text-box>
            <text:p text:style-name="P8"><text:span text:style-name="T4">Solució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7:17:03.928001186</meta:creation-date>
    <dc:date>2022-04-27T12:20:33.816316724</dc:date>
    <meta:editing-duration>PT41M5S</meta:editing-duration>
    <meta:editing-cycles>9</meta:editing-cycles>
    <meta:generator>LibreOffice/6.4.7.2$Linux_X86_64 LibreOffice_project/40$Build-2</meta:generator>
    <meta:document-statistic meta:object-count="38"/>
  </office:meta>
</office:document-meta>
</file>